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785in"/>
    </style:style>
    <style:style style:name="Table1.B" style:family="table-column">
      <style:table-column-properties style:column-width="2.0229in"/>
    </style:style>
    <style:style style:name="Table1.C" style:family="table-column">
      <style:table-column-properties style:column-width="3.5236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T1" style:family="text">
      <style:text-properties fo:font-size="18pt" style:font-size-asian="18pt" style:font-size-complex="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Standard Error (SE)</text:span></text:span><text:span text:style-name="T1"> and </text:span><text:span text:style-name="Strong_20_Emphasis"><text:span text:style-name="T1">Standard Deviation (SD)</text:span></text:span></text:p>
      <text:p text:style-name="Standard"/>
      <text:p text:style-name="Text_20_body">The <text:span text:style-name="Strong_20_Emphasis">Standard Error (SE)</text:span> and <text:span text:style-name="Strong_20_Emphasis">Standard Deviation (SD)</text:span> both measure variability, but they describe different aspects of data. Here’s a breakdown of the differences and a simple example to clarify:</text:p>
      <text:p text:style-name="Horizontal_20_Line"/>
      <text:h text:style-name="Heading_20_3" text:outline-level="3">1. <text:span text:style-name="Strong_20_Emphasis">Standard Deviation (SD):</text:span></text:h>
      <text:list xml:id="list4575390073500809485" text:style-name="L1">
        <text:list-item>
          <text:p text:style-name="P6"><text:span text:style-name="Strong_20_Emphasis">What It Measures</text:span>: The standard deviation measures the spread or dispersion of individual data points in a dataset relative to the mean.</text:p>
        </text:list-item>
        <text:list-item>
          <text:p text:style-name="P6"><text:span text:style-name="Strong_20_Emphasis">Scope</text:span>: It reflects how much individual observations vary within a single sample or population.</text:p>
        </text:list-item>
        <text:list-item>
          <text:p text:style-name="P6"><text:span text:style-name="Strong_20_Emphasis">Units</text:span>: SD is in the same units as the original data.</text:p>
        </text:list-item>
        <text:list-item>
          <text:p text:style-name="P1"><text:span text:style-name="Strong_20_Emphasis">Purpose</text:span>: It’s a measure of the variability or dispersion <text:span text:style-name="Strong_20_Emphasis">within a dataset</text:span>.</text:p>
        </text:list-item>
      </text:list>
      <text:p text:style-name="Horizontal_20_Line"/>
      <text:h text:style-name="Heading_20_3" text:outline-level="3">2. <text:span text:style-name="Strong_20_Emphasis">Standard Error (SE):</text:span></text:h>
      <text:list xml:id="list6396268344224920730" text:style-name="L2">
        <text:list-item>
          <text:p text:style-name="P7"><text:span text:style-name="Strong_20_Emphasis">What It Measures</text:span>: The standard error measures the variability of the <text:span text:style-name="Strong_20_Emphasis">sample mean</text:span> from sample to sample, i.e., how much the sample mean is likely to differ from the true population mean.</text:p>
        </text:list-item>
        <text:list-item>
          <text:p text:style-name="P7"><text:span text:style-name="Strong_20_Emphasis">Scope</text:span>: It’s derived from the SD but adjusts for sample size (nnn).</text:p>
        </text:list-item>
        <text:list-item>
          <text:p text:style-name="P7"><text:span text:style-name="Strong_20_Emphasis">Formula</text:span>: SE=SDnSE = \frac{SD}{\sqrt{n}}SE=n​SD​. Larger sample sizes reduce SE, as the sample mean becomes a better estimate of the population mean.</text:p>
        </text:list-item>
        <text:list-item>
          <text:p text:style-name="P2"><text:span text:style-name="Strong_20_Emphasis">Purpose</text:span>: It’s a measure of the <text:span text:style-name="Strong_20_Emphasis">precision of the sample mean</text:span> as an estimate of the population mean.</text:p>
        </text:list-item>
      </text:list>
      <text:p text:style-name="Horizontal_20_Line"/>
      <text:h text:style-name="Heading_20_3" text:outline-level="3">3. <text:span text:style-name="Strong_20_Emphasis">Key Differences Between SD and SE</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Aspect</text:span></text:p>
            </table:table-cell>
            <table:table-cell table:style-name="Table1.A1" office:value-type="string">
              <text:p text:style-name="Table_20_Heading"><text:span text:style-name="Strong_20_Emphasis">Standard Deviation (SD)</text:span></text:p>
            </table:table-cell>
            <table:table-cell table:style-name="Table1.A1" office:value-type="string">
              <text:p text:style-name="Table_20_Heading"><text:span text:style-name="Strong_20_Emphasis">Standard Error (SE)</text:span></text:p>
            </table:table-cell>
          </table:table-row>
        </table:table-header-rows>
        <table:table-row>
          <table:table-cell table:style-name="Table1.A1" office:value-type="string">
            <text:p text:style-name="Table_20_Contents"><text:span text:style-name="Strong_20_Emphasis">What it measures</text:span></text:p>
          </table:table-cell>
          <table:table-cell table:style-name="Table1.A1" office:value-type="string">
            <text:p text:style-name="Table_20_Contents">Spread of individual data points</text:p>
          </table:table-cell>
          <table:table-cell table:style-name="Table1.A1" office:value-type="string">
            <text:p text:style-name="Table_20_Contents">Spread of sample means (precision of the mean)</text:p>
          </table:table-cell>
        </table:table-row>
        <table:table-row>
          <table:table-cell table:style-name="Table1.A1" office:value-type="string">
            <text:p text:style-name="Table_20_Contents"><text:span text:style-name="Strong_20_Emphasis">Depends on</text:span></text:p>
          </table:table-cell>
          <table:table-cell table:style-name="Table1.A1" office:value-type="string">
            <text:p text:style-name="Table_20_Contents">Data within a single dataset</text:p>
          </table:table-cell>
          <table:table-cell table:style-name="Table1.A1" office:value-type="string">
            <text:p text:style-name="Table_20_Contents">Both the standard deviation and sample size</text:p>
          </table:table-cell>
        </table:table-row>
        <table:table-row>
          <table:table-cell table:style-name="Table1.A1" office:value-type="string">
            <text:p text:style-name="Table_20_Contents"><text:span text:style-name="Strong_20_Emphasis">Decreases with nnn</text:span></text:p>
          </table:table-cell>
          <table:table-cell table:style-name="Table1.A1" office:value-type="string">
            <text:p text:style-name="Table_20_Contents">No</text:p>
          </table:table-cell>
          <table:table-cell table:style-name="Table1.A1" office:value-type="string">
            <text:p text:style-name="Table_20_Contents">Yes, because SE=SDnSE = \frac{SD}{\sqrt{n}}SE=n​SD​</text:p>
          </table:table-cell>
        </table:table-row>
        <table:table-row>
          <table:table-cell table:style-name="Table1.A1" office:value-type="string">
            <text:p text:style-name="Table_20_Contents"><text:span text:style-name="Strong_20_Emphasis">Use</text:span></text:p>
          </table:table-cell>
          <table:table-cell table:style-name="Table1.A1" office:value-type="string">
            <text:p text:style-name="Table_20_Contents">Describes variability of data</text:p>
          </table:table-cell>
          <table:table-cell table:style-name="Table1.A1" office:value-type="string">
            <text:p text:style-name="Table_20_Contents">Describes variability of the sample mean</text:p>
          </table:table-cell>
        </table:table-row>
      </table:table>
      <text:p text:style-name="Horizontal_20_Line"/>
      <text:h text:style-name="Heading_20_3" text:outline-level="3">4. <text:span text:style-name="Strong_20_Emphasis">Simple Example</text:span></text:h>
      <text:h text:style-name="Heading_20_4" text:outline-level="4">Scenario:</text:h>
      <text:p text:style-name="Text_20_body">You measure the weights (in kg) of oranges in a small orchard. You collect a <text:span text:style-name="Strong_20_Emphasis">sample of 5 oranges</text:span> with the following weights:</text:p>
      <text:p text:style-name="Text_20_body"><text:soft-page-break/>[120,130,125,135,140][120, 130, 125, 135, 140][120,130,125,135,140]</text:p>
      <text:h text:style-name="Heading_20_4" text:outline-level="4">Step-by-Step Calculations:</text:h>
      <text:list xml:id="list7316390608244987567" text:style-name="L3">
        <text:list-item>
          <text:p text:style-name="P3"><text:span text:style-name="Strong_20_Emphasis">Calculate the Sample Mean (xˉ\bar{x}xˉ):</text:span></text:p>
          <text:p text:style-name="P8">xˉ=Sum of all data pointsn=120+130+125+135+1405=130 kg.\bar{x} = \frac{\text{Sum of all data points}}{n} = \frac{120 + 130 + 125 + 135 + 140}{5} = 130 \, \text{kg}.xˉ=nSum of all data points​=5120+130+125+135+140​=130kg.</text:p>
        </text:list-item>
        <text:list-item>
          <text:p text:style-name="P3"><text:span text:style-name="Strong_20_Emphasis">Calculate the Standard Deviation (SD):</text:span></text:p>
          <text:list>
            <text:list-item>
              <text:p text:style-name="P8">Find the deviations from the mean (xi−xˉx_i - \bar{x}xi​−xˉ): [120−130,130−130,125−130,135−130,140−130]=[−10,0,−5,5,10].[120-130, 130-130, 125-130, 135-130, 140-130] = [-10, 0, -5, 5, 10].[120−130,130−130,125−130,135−130,140−130]=[−10,0,−5,5,10].</text:p>
            </text:list-item>
            <text:list-item>
              <text:p text:style-name="P8">Square these deviations and sum them: (−10)2+02+(−5)2+52+102=100+0+25+25+100=250.(-10)^2 + 0^2 + (-5)^2 + 5^2 + 10^2 = 100 + 0 + 25 + 25 + 100 = 250.(−10)2+02+(−5)2+52+102=100+0+25+25+100=250.</text:p>
            </text:list-item>
            <text:list-item>
              <text:p text:style-name="P8">Divide by n−1n - 1n−1 (degrees of freedom) to find the variance: Variance=Sum of squared deviationsn−1=2504=62.5.\text{Variance} = \frac{\text{Sum of squared deviations}}{n - 1} = \frac{250}{4} = 62.5.Variance=n−1Sum of squared deviations​=4250​=62.5.</text:p>
            </text:list-item>
            <text:list-item>
              <text:p text:style-name="P3">Take the square root to get the SD: SD=62.5≈7.91 kg.SD = \sqrt{62.5} \approx 7.91 \, \text{kg}.SD=62.5​≈7.91kg.</text:p>
            </text:list-item>
          </text:list>
          <text:p text:style-name="P3"><text:span text:style-name="Strong_20_Emphasis">Interpretation of SD</text:span>: On average, the weights of individual oranges vary by about 7.91 kg from the mean weight of 130 kg.</text:p>
        </text:list-item>
        <text:list-item>
          <text:p text:style-name="P3"><text:span text:style-name="Strong_20_Emphasis">Calculate the Standard Error (SE):</text:span></text:p>
          <text:list>
            <text:list-item>
              <text:p text:style-name="P3">Use the formula SE=SDnSE = \frac{SD}{\sqrt{n}}SE=n​SD​: SE=7.915=7.912.236≈3.54 kg.SE = \frac{7.91}{\sqrt{5}} = \frac{7.91}{2.236} \approx 3.54 \, \text{kg}.SE=5​7.91​=2.2367.91​≈3.54kg.</text:p>
            </text:list-item>
          </text:list>
          <text:p text:style-name="P3"><text:span text:style-name="Strong_20_Emphasis">Interpretation of SE</text:span>: If we repeatedly took random samples of 5 oranges and calculated their means, the sample means would typically vary by about 3.54 kg from the true population mean.</text:p>
        </text:list-item>
      </text:list>
      <text:p text:style-name="Horizontal_20_Line"/>
      <text:h text:style-name="Heading_20_3" text:outline-level="3">5. <text:span text:style-name="Strong_20_Emphasis">Key Takeaways</text:span></text:h>
      <text:list xml:id="list4094682546327192947" text:style-name="L4">
        <text:list-item>
          <text:p text:style-name="P9">The <text:span text:style-name="Strong_20_Emphasis">Standard Deviation (SD)</text:span> measures the spread of <text:span text:style-name="Strong_20_Emphasis">individual data points</text:span>.</text:p>
        </text:list-item>
        <text:list-item>
          <text:p text:style-name="P9">The <text:span text:style-name="Strong_20_Emphasis">Standard Error (SE)</text:span> measures the spread of <text:span text:style-name="Strong_20_Emphasis">sample means</text:span> and depends on the sample size.</text:p>
        </text:list-item>
        <text:list-item>
          <text:p text:style-name="P4">Larger sample sizes decrease the SE, improving the precision of the sample mean as an estimate of the population mean, but the SD remains the same regardless of the sample size.</text:p>
        </text:list-item>
      </text:list>
      <text:h text:style-name="Heading_20_3" text:outline-level="3">6. <text:span text:style-name="Strong_20_Emphasis">Practical Use</text:span></text:h>
      <text:list xml:id="list3913153716855458479" text:style-name="L5">
        <text:list-item>
          <text:p text:style-name="P10">Use <text:span text:style-name="Strong_20_Emphasis">SD</text:span> when you want to describe the variability in a dataset (e.g., "How much do weights of oranges vary?").</text:p>
        </text:list-item>
        <text:list-item>
          <text:p text:style-name="P5">Use <text:span text:style-name="Strong_20_Emphasis">SE</text:span> when you want to estimate the precision of the sample mean (e.g., "How precise is the <text:soft-page-break/>sample mean weight of oranges as an estimate of the population mean?").</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15T15:44:36.59</meta:creation-date>
    <meta:document-statistic meta:table-count="1" meta:image-count="0" meta:object-count="0" meta:page-count="3" meta:paragraph-count="51" meta:word-count="641" meta:character-count="4082"/>
    <dc:date>2024-11-15T15:45:37.98</dc:date>
    <dc:creator>Akram MTir</dc:creator>
    <meta:editing-duration>PT1M1S</meta:editing-duration>
    <meta:editing-cycles>1</meta:editing-cycles>
    <meta:generator>OpenOffice/4.1.11$Win32 OpenOffice.org_project/4111m1$Build-9808</meta:generator>
  </office:meta>
</office:document-meta>
</file>